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PageFlowActionInterceptorConfig.GlobalPageFlowActionInterceptorConfig( SimpleActionInterceptorConfig [ ] simpleActionInterceptor , InterceptorConfig [ ] action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PageFlowActionInterceptorConfig.get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PageFlowActionInterceptorConfig.getSimple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